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B Garamond" svg:font-family="'EB Garamon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41cm" fo:min-width="0.584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42cm" fo:min-width="0.584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43cm" fo:min-width="0.584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41cm" fo:min-width="0.58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42cm" fo:min-width="0.586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1.936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44cm" fo:min-width="0.584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size="30pt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EB Garamond" fo:font-size="30pt"/>
    </style:style>
    <style:style style:name="T1" style:family="text">
      <style:text-properties style:font-name="EB Garamo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54cm" svg:y1="5.977cm" svg:x2="14cm" svg:y2="4.784cm">
          <text:p/>
        </draw:line>
        <draw:line draw:style-name="gr1" draw:text-style-name="P1" draw:layer="layout" svg:x1="2.54cm" svg:y1="5.977cm" svg:x2="14cm" svg:y2="6.773cm">
          <text:p/>
        </draw:line>
        <draw:line draw:style-name="gr1" draw:text-style-name="P1" draw:layer="layout" svg:x1="25.46cm" svg:y1="10.75cm" svg:x2="14cm" svg:y2="2.796cm">
          <text:p/>
        </draw:line>
        <draw:line draw:style-name="gr1" draw:text-style-name="P1" draw:layer="layout" svg:x1="2.54cm" svg:y1="5.977cm" svg:x2="14cm" svg:y2="8.761cm">
          <text:p/>
        </draw:line>
        <draw:line draw:style-name="gr1" draw:text-style-name="P1" draw:layer="layout" svg:x1="2.54cm" svg:y1="5.977cm" svg:x2="14cm" svg:y2="12.738cm">
          <text:p/>
        </draw:line>
        <draw:line draw:style-name="gr1" draw:text-style-name="P1" draw:layer="layout" svg:x1="2.54cm" svg:y1="5.977cm" svg:x2="14cm" svg:y2="14.727cm">
          <text:p/>
        </draw:line>
        <draw:line draw:style-name="gr1" draw:text-style-name="P1" draw:layer="layout" svg:x1="2.54cm" svg:y1="5.977cm" svg:x2="14cm" svg:y2="16.716cm">
          <text:p/>
        </draw:line>
        <draw:line draw:style-name="gr1" draw:text-style-name="P1" draw:layer="layout" svg:x1="2.54cm" svg:y1="5.977cm" svg:x2="14cm" svg:y2="18.704cm">
          <text:p/>
        </draw:line>
        <draw:line draw:style-name="gr1" draw:text-style-name="P1" draw:layer="layout" svg:x1="2.54cm" svg:y1="7.966cm" svg:x2="14cm" svg:y2="6.773cm">
          <text:p/>
        </draw:line>
        <draw:line draw:style-name="gr1" draw:text-style-name="P1" draw:layer="layout" svg:x1="2.54cm" svg:y1="7.966cm" svg:x2="14cm" svg:y2="8.762cm">
          <text:p/>
        </draw:line>
        <draw:line draw:style-name="gr1" draw:text-style-name="P1" draw:layer="layout" svg:x1="2.54cm" svg:y1="7.965cm" svg:x2="14cm" svg:y2="4.784cm">
          <text:p/>
        </draw:line>
        <draw:line draw:style-name="gr1" draw:text-style-name="P1" draw:layer="layout" svg:x1="2.54cm" svg:y1="7.966cm" svg:x2="14cm" svg:y2="12.739cm">
          <text:p/>
        </draw:line>
        <draw:line draw:style-name="gr1" draw:text-style-name="P1" draw:layer="layout" svg:x1="2.54cm" svg:y1="7.966cm" svg:x2="14cm" svg:y2="14.727cm">
          <text:p/>
        </draw:line>
        <draw:line draw:style-name="gr1" draw:text-style-name="P1" draw:layer="layout" svg:x1="2.54cm" svg:y1="7.966cm" svg:x2="14cm" svg:y2="16.716cm">
          <text:p/>
        </draw:line>
        <draw:line draw:style-name="gr1" draw:text-style-name="P1" draw:layer="layout" svg:x1="2.54cm" svg:y1="7.966cm" svg:x2="14cm" svg:y2="18.705cm">
          <text:p/>
        </draw:line>
        <draw:line draw:style-name="gr1" draw:text-style-name="P1" draw:layer="layout" svg:x1="2.54cm" svg:y1="7.966cm" svg:x2="14cm" svg:y2="2.796cm">
          <text:p/>
        </draw:line>
        <draw:line draw:style-name="gr1" draw:text-style-name="P1" draw:layer="layout" svg:x1="2.54cm" svg:y1="9.954cm" svg:x2="14cm" svg:y2="8.761cm">
          <text:p/>
        </draw:line>
        <draw:line draw:style-name="gr1" draw:text-style-name="P1" draw:layer="layout" svg:x1="2.54cm" svg:y1="9.954cm" svg:x2="14cm" svg:y2="14.727cm">
          <text:p/>
        </draw:line>
        <draw:line draw:style-name="gr1" draw:text-style-name="P1" draw:layer="layout" svg:x1="2.54cm" svg:y1="9.954cm" svg:x2="14cm" svg:y2="6.773cm">
          <text:p/>
        </draw:line>
        <draw:line draw:style-name="gr1" draw:text-style-name="P1" draw:layer="layout" svg:x1="2.54cm" svg:y1="9.954cm" svg:x2="14cm" svg:y2="12.738cm">
          <text:p/>
        </draw:line>
        <draw:line draw:style-name="gr1" draw:text-style-name="P1" draw:layer="layout" svg:x1="2.54cm" svg:y1="9.954cm" svg:x2="14cm" svg:y2="16.715cm">
          <text:p/>
        </draw:line>
        <draw:line draw:style-name="gr1" draw:text-style-name="P1" draw:layer="layout" svg:x1="2.54cm" svg:y1="9.954cm" svg:x2="14cm" svg:y2="18.704cm">
          <text:p/>
        </draw:line>
        <draw:line draw:style-name="gr1" draw:text-style-name="P1" draw:layer="layout" svg:x1="2.54cm" svg:y1="9.954cm" svg:x2="14cm" svg:y2="4.784cm">
          <text:p/>
        </draw:line>
        <draw:line draw:style-name="gr1" draw:text-style-name="P1" draw:layer="layout" svg:x1="2.54cm" svg:y1="9.955cm" svg:x2="14cm" svg:y2="2.796cm">
          <text:p/>
        </draw:line>
        <draw:line draw:style-name="gr1" draw:text-style-name="P1" draw:layer="layout" svg:x1="2.54cm" svg:y1="11.943cm" svg:x2="14cm" svg:y2="6.773cm">
          <text:p/>
        </draw:line>
        <draw:line draw:style-name="gr1" draw:text-style-name="P1" draw:layer="layout" svg:x1="2.54cm" svg:y1="11.943cm" svg:x2="14cm" svg:y2="12.739cm">
          <text:p/>
        </draw:line>
        <draw:line draw:style-name="gr1" draw:text-style-name="P1" draw:layer="layout" svg:x1="2.54cm" svg:y1="11.942cm" svg:x2="14cm" svg:y2="8.761cm">
          <text:p/>
        </draw:line>
        <draw:line draw:style-name="gr1" draw:text-style-name="P1" draw:layer="layout" svg:x1="2.54cm" svg:y1="11.943cm" svg:x2="14cm" svg:y2="14.727cm">
          <text:p/>
        </draw:line>
        <draw:line draw:style-name="gr1" draw:text-style-name="P1" draw:layer="layout" svg:x1="2.54cm" svg:y1="11.943cm" svg:x2="14cm" svg:y2="18.704cm">
          <text:p/>
        </draw:line>
        <draw:line draw:style-name="gr1" draw:text-style-name="P1" draw:layer="layout" svg:x1="2.54cm" svg:y1="11.943cm" svg:x2="14cm" svg:y2="4.784cm">
          <text:p/>
        </draw:line>
        <draw:line draw:style-name="gr1" draw:text-style-name="P1" draw:layer="layout" svg:x1="2.54cm" svg:y1="11.943cm" svg:x2="14cm" svg:y2="2.796cm">
          <text:p/>
        </draw:line>
        <draw:line draw:style-name="gr1" draw:text-style-name="P1" draw:layer="layout" svg:x1="2.54cm" svg:y1="11.943cm" svg:x2="14cm" svg:y2="16.716cm">
          <text:p/>
        </draw:line>
        <draw:line draw:style-name="gr1" draw:text-style-name="P1" draw:layer="layout" svg:x1="2.54cm" svg:y1="13.932cm" svg:x2="14cm" svg:y2="12.739cm">
          <text:p/>
        </draw:line>
        <draw:line draw:style-name="gr1" draw:text-style-name="P1" draw:layer="layout" svg:x1="2.54cm" svg:y1="13.931cm" svg:x2="14cm" svg:y2="14.727cm">
          <text:p/>
        </draw:line>
        <draw:line draw:style-name="gr1" draw:text-style-name="P1" draw:layer="layout" svg:x1="2.54cm" svg:y1="13.932cm" svg:x2="13.605cm" svg:y2="3.193cm">
          <text:p/>
        </draw:line>
        <draw:line draw:style-name="gr1" draw:text-style-name="P1" draw:layer="layout" svg:x1="2.54cm" svg:y1="13.931cm" svg:x2="14cm" svg:y2="16.715cm">
          <text:p/>
        </draw:line>
        <draw:line draw:style-name="gr1" draw:text-style-name="P1" draw:layer="layout" svg:x1="2.54cm" svg:y1="13.931cm" svg:x2="14cm" svg:y2="18.704cm">
          <text:p/>
        </draw:line>
        <draw:line draw:style-name="gr1" draw:text-style-name="P1" draw:layer="layout" svg:x1="2.54cm" svg:y1="13.931cm" svg:x2="14cm" svg:y2="8.761cm">
          <text:p/>
        </draw:line>
        <draw:line draw:style-name="gr1" draw:text-style-name="P1" draw:layer="layout" svg:x1="2.54cm" svg:y1="13.932cm" svg:x2="14cm" svg:y2="6.773cm">
          <text:p/>
        </draw:line>
        <draw:line draw:style-name="gr1" draw:text-style-name="P1" draw:layer="layout" svg:x1="2.54cm" svg:y1="13.931cm" svg:x2="14cm" svg:y2="4.784cm">
          <text:p/>
        </draw:line>
        <draw:line draw:style-name="gr1" draw:text-style-name="P1" draw:layer="layout" svg:x1="2.54cm" svg:y1="15.92cm" svg:x2="14cm" svg:y2="14.727cm">
          <text:p/>
        </draw:line>
        <draw:line draw:style-name="gr1" draw:text-style-name="P1" draw:layer="layout" svg:x1="2.54cm" svg:y1="15.92cm" svg:x2="14cm" svg:y2="16.716cm">
          <text:p/>
        </draw:line>
        <draw:line draw:style-name="gr1" draw:text-style-name="P1" draw:layer="layout" svg:x1="2.54cm" svg:y1="15.92cm" svg:x2="14cm" svg:y2="12.739cm">
          <text:p/>
        </draw:line>
        <draw:line draw:style-name="gr1" draw:text-style-name="P1" draw:layer="layout" svg:x1="2.54cm" svg:y1="15.92cm" svg:x2="14cm" svg:y2="18.704cm">
          <text:p/>
        </draw:line>
        <draw:line draw:style-name="gr1" draw:text-style-name="P1" draw:layer="layout" svg:x1="2.54cm" svg:y1="15.92cm" svg:x2="14cm" svg:y2="8.761cm">
          <text:p/>
        </draw:line>
        <draw:line draw:style-name="gr1" draw:text-style-name="P1" draw:layer="layout" svg:x1="2.54cm" svg:y1="15.92cm" svg:x2="14cm" svg:y2="6.773cm">
          <text:p/>
        </draw:line>
        <draw:line draw:style-name="gr1" draw:text-style-name="P1" draw:layer="layout" svg:x1="2.54cm" svg:y1="15.92cm" svg:x2="14cm" svg:y2="4.784cm">
          <text:p/>
        </draw:line>
        <draw:line draw:style-name="gr1" draw:text-style-name="P1" draw:layer="layout" svg:x1="2.54cm" svg:y1="15.922cm" svg:x2="14cm" svg:y2="2.796cm">
          <text:p/>
        </draw:line>
        <draw:line draw:style-name="gr1" draw:text-style-name="P1" draw:layer="layout" svg:x1="25.46cm" svg:y1="10.75cm" svg:x2="14cm" svg:y2="4.784cm">
          <text:p/>
        </draw:line>
        <draw:line draw:style-name="gr1" draw:text-style-name="P1" draw:layer="layout" svg:x1="25.46cm" svg:y1="10.75cm" svg:x2="14cm" svg:y2="6.773cm">
          <text:p/>
        </draw:line>
        <draw:line draw:style-name="gr1" draw:text-style-name="P1" draw:layer="layout" svg:x1="25.46cm" svg:y1="10.75cm" svg:x2="14cm" svg:y2="8.761cm">
          <text:p/>
        </draw:line>
        <draw:line draw:style-name="gr1" draw:text-style-name="P1" draw:layer="layout" svg:x1="25.46cm" svg:y1="10.75cm" svg:x2="14cm" svg:y2="12.739cm">
          <text:p/>
        </draw:line>
        <draw:line draw:style-name="gr1" draw:text-style-name="P1" draw:layer="layout" svg:x1="25.46cm" svg:y1="10.75cm" svg:x2="14cm" svg:y2="14.727cm">
          <text:p/>
        </draw:line>
        <draw:line draw:style-name="gr1" draw:text-style-name="P1" draw:layer="layout" svg:x1="25.46cm" svg:y1="10.75cm" svg:x2="14cm" svg:y2="16.716cm">
          <text:p/>
        </draw:line>
        <draw:line draw:style-name="gr1" draw:text-style-name="P1" draw:layer="layout" svg:x1="25.46cm" svg:y1="10.75cm" svg:x2="14cm" svg:y2="18.704cm">
          <text:p/>
        </draw:line>
        <draw:custom-shape draw:style-name="gr2" draw:text-style-name="P2" draw:layer="layout" svg:width="1.58cm" svg:height="1.591cm" svg:x="1.75cm" svg:y="5.1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8cm" svg:height="1.591cm" svg:x="1.75cm" svg:y="5.1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58cm" svg:height="1.59cm" svg:x="1.75cm" svg:y="7.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8cm" svg:height="1.591cm" svg:x="1.75cm" svg:y="9.1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8cm" svg:height="1.593cm" svg:x="1.75cm" svg:y="11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8cm" svg:height="1.591cm" svg:x="1.75cm" svg:y="13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8cm" svg:height="1.591cm" svg:x="1.75cm" svg:y="15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582cm" svg:height="1.591cm" svg:x="13.209cm" svg:y="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582cm" svg:height="1.59cm" svg:x="13.209cm" svg:y="3.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582cm" svg:height="1.591cm" svg:x="13.209cm" svg:y="5.9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582cm" svg:height="1.59cm" svg:x="13.209cm" svg:y="1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582cm" svg:height="1.591cm" svg:x="13.209cm" svg:y="17.9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582cm" svg:height="1.591cm" svg:x="13.209cm" svg:y="13.9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582cm" svg:height="1.592cm" svg:x="13.209cm" svg:y="11.9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582cm" svg:height="1.592cm" svg:x="13.209cm" svg:y="7.9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2.384cm" svg:height="2.186cm" draw:transform="rotate (1.5707963267949) translate (12.814cm 12cm)">
          <draw:text-box>
            <text:p text:style-name="P3"><text:span text:style-name="T1">. . .</text:span></text:p>
          </draw:text-box>
        </draw:frame>
        <draw:custom-shape draw:style-name="gr8" draw:text-style-name="P2" draw:layer="layout" svg:width="1.58cm" svg:height="1.594cm" svg:x="24.67cm" svg:y="9.9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B Garamond" svg:font-family="'EB Garamon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1T10:57:20.297829596</meta:creation-date>
    <dc:date>2021-04-11T11:54:41.122549389</dc:date>
    <meta:editing-duration>PT3M16S</meta:editing-duration>
    <meta:editing-cycles>4</meta:editing-cycles>
    <meta:generator>LibreOffice/7.0.5.2$Linux_X86_64 LibreOffice_project/00$Build-2</meta:generator>
    <meta:document-statistic meta:object-count="72"/>
  </office:meta>
</office:document-meta>
</file>